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oup_5f_information" style:display-name="group_information" style:family="table">
      <style:table-properties style:width="6.925in" table:align="margins" style:may-break-between-rows="true" table:border-model="collapsing"/>
    </style:style>
    <style:style style:name="group_5f_information.A" style:display-name="group_information.A" style:family="table-column">
      <style:table-column-properties style:column-width="3.4625in" style:rel-column-width="32767*"/>
    </style:style>
    <style:style style:name="group_5f_information.B" style:display-name="group_information.B" style:family="table-column">
      <style:table-column-properties style:column-width="3.4625in" style:rel-column-width="32768*"/>
    </style:style>
    <style:style style:name="group_5f_information.1" style:display-name="group_information.1" style:family="table-row">
      <style:table-row-properties fo:keep-together="auto"/>
    </style:style>
    <style:style style:name="group_5f_information.A1" style:display-name="group_information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group_5f_information.A2" style:display-name="group_information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group_5f_information.B2" style:display-name="group_information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group_5f_information.A3" style:display-name="group_information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group_5f_information.B3" style:display-name="group_information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group_5f_information.B7" style:display-name="group_information.B7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group_5f_information.A10" style:display-name="group_information.A10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group_5f_information.B10" style:display-name="group_information.B10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e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9ea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da7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5488" officeooo:paragraph-rsid="00195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ca8" officeooo:paragraph-rsid="00177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ca8" officeooo:paragraph-rsid="00195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7ca8" officeooo:paragraph-rsid="00177c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c3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0dfb" officeooo:paragraph-rsid="001f0d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f0d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ea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a7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text-properties style:font-name="Liberation Sans" officeooo:rsid="001f0dfb" officeooo:paragraph-rsid="001f0dfb"/>
    </style:style>
    <style:style style:name="P16" style:family="paragraph" style:parent-style-name="Text_20_body">
      <style:text-properties officeooo:paragraph-rsid="001f0dfb"/>
    </style:style>
    <style:style style:name="T1" style:family="text">
      <style:text-properties officeooo:rsid="00195488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0d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Liberation Serif" fo:font-weight="normal" officeooo:rsid="001bc32e" style:font-weight-asian="normal" style:font-weight-complex="normal"/>
    </style:style>
    <style:style style:name="T4" style:family="text">
      <style:text-properties officeooo:rsid="001f0dfb"/>
    </style:style>
    <style:style style:name="T5" style:family="text">
      <style:text-properties style:font-name="Liberation Sans" officeooo:rsid="001f0d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group_information" table:style-name="group_5f_information" table:template-name="Box List Blue">
        <table:table-column table:style-name="group_5f_information.A"/>
        <table:table-column table:style-name="group_5f_information.B"/>
        <table:table-row table:style-name="group_5f_information.1">
          <table:table-cell table:style-name="group_5f_information.A1" office:value-type="string">
            <text:p text:style-name="P3">Group project declaration</text:p>
          </table:table-cell>
          <table:table-cell table:style-name="group_5f_information.A1" office:value-type="string">
            <text:p text:style-name="P9"/>
          </table:table-cell>
        </table:table-row>
        <table:table-row table:style-name="group_5f_information.1">
          <table:table-cell table:style-name="group_5f_information.A2" office:value-type="string">
            <text:p text:style-name="P5">Group Name</text:p>
          </table:table-cell>
          <table:table-cell table:style-name="group_5f_information.B2" office:value-type="string">
            <text:p text:style-name="P5">The Data Pipers</text:p>
          </table:table-cell>
        </table:table-row>
        <table:table-row table:style-name="group_5f_information.1">
          <table:table-cell table:style-name="group_5f_information.A3" office:value-type="string">
            <text:p text:style-name="P6">Member <text:span text:style-name="T1">(1)</text:span></text:p>
          </table:table-cell>
          <table:table-cell table:style-name="group_5f_information.B3" office:value-type="string">
            <text:p text:style-name="P6">Diego Martínez Echevarría</text:p>
            <text:p text:style-name="P6"><text:a xlink:type="simple" xlink:href="mailto:dmartinezechevarria@gmail.com" text:style-name="Internet_20_link" text:visited-style-name="Visited_20_Internet_20_Link">dmartinezechevarria@gmail.com</text:a></text:p>
            <text:p text:style-name="P6">Spain/<text:span text:style-name="T1">Denmark</text:span></text:p>
            <text:p text:style-name="P6">Data Analyst</text:p>
          </table:table-cell>
        </table:table-row>
        <table:table-row table:style-name="TableLine94241940654544">
          <table:table-cell table:style-name="group_5f_information.A2" office:value-type="string">
            <text:p text:style-name="P7">Member <text:span text:style-name="T1">(2)</text:span></text:p>
          </table:table-cell>
          <table:table-cell table:style-name="group_5f_information.B2" office:value-type="string">
            <text:p text:style-name="P5">Jennifer Turley</text:p>
            <text:p text:style-name="P5"><text:a xlink:type="simple" xlink:href="mailto:jennifer.turley@ucdconnect.ie" text:style-name="Internet_20_link" text:visited-style-name="Visited_20_Internet_20_Link">jennifer.turley@ucdconnect.ie</text:a></text:p>
            <text:p text:style-name="P5">Ireland</text:p>
            <text:p text:style-name="P5">Data Analyst</text:p>
          </table:table-cell>
        </table:table-row>
        <table:table-row table:style-name="TableLine94241940655584">
          <table:table-cell table:style-name="group_5f_information.A3" office:value-type="string">
            <text:p text:style-name="P1">Problem description</text:p>
          </table:table-cell>
          <table:table-cell table:style-name="group_5f_information.B3" office:value-type="string">
            <text:p text:style-name="P15">“Data Collection Pipeline (Data Aquisition to Storytelling)”</text:p>
            <text:p text:style-name="P15">The objective of the project is to deploy a pipeline that gathers the information of online surveys and transforms them into useful, visual if possible, information.</text:p>
            <text:p text:style-name="P15">The deployment of the surveys and the final visualization (the “extremes” of the pipeline) are included in the project.</text:p>
            <text:p text:style-name="P16"><text:span text:style-name="T5">Also: </text:span><text:a xlink:type="simple" xlink:href="https://canvas.instructure.com/courses/3767199/pages/data-analyst-data-collection-pipeline-data-acquistion-to-storytelling-group-project?module_item_id=58677072" text:style-name="Internet_20_link" text:visited-style-name="Visited_20_Internet_20_Link"><text:span text:style-name="T2">See link.</text:span></text:a></text:p>
          </table:table-cell>
        </table:table-row>
        <table:table-row table:style-name="TableLine94241940656800">
          <table:table-cell table:style-name="group_5f_information.A2" office:value-type="string">
            <text:p text:style-name="P1">Business understanding</text:p>
          </table:table-cell>
          <table:table-cell table:style-name="group_5f_information.B2" office:value-type="string">
            <text:p text:style-name="P12"/>
          </table:table-cell>
        </table:table-row>
        <table:table-row table:style-name="group_5f_information.1">
          <table:table-cell table:style-name="group_5f_information.A3" office:value-type="string">
            <text:p text:style-name="P1">Project lifecycle along with deadline</text:p>
          </table:table-cell>
          <table:table-cell table:style-name="group_5f_information.B7">
            <text:p text:style-name="P8"/>
          </table:table-cell>
        </table:table-row>
        <table:table-row table:style-name="group_5f_information.1">
          <table:table-cell table:style-name="group_5f_information.A2" office:value-type="string">
            <text:p text:style-name="P1">Data Intake report</text:p>
          </table:table-cell>
          <table:table-cell table:style-name="group_5f_information.B2" office:value-type="string">
            <text:p text:style-name="P11">(Will be available after the surveys have been deployed)</text:p>
          </table:table-cell>
        </table:table-row>
        <table:table-row table:style-name="group_5f_information.1">
          <table:table-cell table:style-name="group_5f_information.A3" office:value-type="string">
            <text:p text:style-name="P14">Github <text:span text:style-name="T4">r</text:span>epo<text:span text:style-name="T4">sitory</text:span> link</text:p>
          </table:table-cell>
          <table:table-cell table:style-name="group_5f_information.B3" office:value-type="string">
            <text:p text:style-name="P4"><text:a xlink:type="simple" xlink:href="https://github.com/dme48/data-pipers" text:style-name="Internet_20_link" text:visited-style-name="Visited_20_Internet_20_Link"><text:span text:style-name="T3">https://github.com/dme48/data-pipers</text:span></text:a></text:p>
          </table:table-cell>
        </table:table-row>
        <table:table-row table:style-name="TableLine94241940661360">
          <table:table-cell table:style-name="group_5f_information.A10" office:value-type="string">
            <text:p text:style-name="P2"/>
          </table:table-cell>
          <table:table-cell table:style-name="group_5f_information.B10">
            <text:p text:style-name="P10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734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9:18:45.977139322</meta:creation-date>
    <dc:date>2022-02-03T13:06:32.792540956</dc:date>
    <meta:editing-duration>PT17M17S</meta:editing-duration>
    <meta:editing-cycles>6</meta:editing-cycles>
    <meta:generator>LibreOffice/7.1.8.1$Linux_X86_64 LibreOffice_project/10$Build-1</meta:generator>
    <meta:document-statistic meta:table-count="1" meta:image-count="0" meta:object-count="0" meta:page-count="1" meta:paragraph-count="24" meta:word-count="105" meta:character-count="781" meta:non-whitespace-character-count="700"/>
  </office:meta>
</office:document-meta>
</file>